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1.E5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1.E7" style:family="table-cell">
      <style:table-cell-properties fo:background-color="transparent" fo:padding="0.097cm" fo:border="0.035cm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ize="12pt" fo:font-style="normal" fo:font-weight="normal" fo:background-color="transparent" style:font-size-asian="12pt" style:font-size-complex="12pt" loext:char-shading-value="0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span text:style-name="T2"><text:tab/></text:span>[var.today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[var.customerCountry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expense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5">[row.multiplier; frm='0.00']x<text:span text:style-name="T1"> </text:span></text:p>
          </table:table-cell>
          <table:table-cell table:style-name="Tableau1.E3" office:value-type="string">
            <text:p text:style-name="P13">[row.amount;frm='0.00'] [var.currencySign]</text:p>
          </table:table-cell>
        </table:table-row>
        <table:table-row table:style-name="Tableau1.3">
          <table:table-cell table:style-name="Tableau1.A3" office:value-type="string">
            <text:p text:style-name="Table_20_Contents">[row.desc][row;block=table:table-row; when [row.type] = timeSheet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[row.amount;frm='0.00'] [var.currencySign]</text:p>
          </table:table-cell>
        </table:table-row>
        <table:table-row table:style-name="Tableau1.3">
          <table:table-cell table:style-name="Tableau1.A5" office:value-type="string">
            <text:p text:style-name="Table_20_Contents">[row.desc][row;block=table:table-row; when [row.type] = expense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5">[row.multiplier; frm='0.00']x<text:span text:style-name="T1"> </text:span></text:p>
          </table:table-cell>
          <table:table-cell table:style-name="Tableau1.E5" office:value-type="string">
            <text:p text:style-name="P13">[row.amount;frm='0.00'][var.currencySign]</text:p>
          </table:table-cell>
        </table:table-row>
        <text:soft-page-break/>
        <table:table-row table:style-name="Tableau1.3">
          <table:table-cell table:style-name="Tableau1.A5" office:value-type="string">
            <text:p text:style-name="Table_20_Contents">[row.desc][row;block=table:table-row; when [row.type] = timeSheet]</text:p>
          </table:table-cell>
          <table:table-cell table:style-name="Tableau1.A5" office:value-type="string">
            <text:p text:style-name="P11">[row.comment]</text:p>
          </table:table-cell>
          <table:table-cell table:style-name="Tableau1.A5" office:value-type="string">
            <text:p text:style-name="P12">[row.date]</text:p>
          </table:table-cell>
          <table:table-cell table:style-name="Tableau1.A5" office:value-type="string">
            <text:p text:style-name="P12">[row.hour; frm='0.00'] h</text:p>
          </table:table-cell>
          <table:table-cell table:style-name="Tableau1.E5" office:value-type="string">
            <text:p text:style-name="P13">[row.amount;frm='0.00'][var.currencySign]</text:p>
          </table:table-cell>
        </table:table-row>
        <table:table-row>
          <table:table-cell table:style-name="Tableau1.A7" table:number-columns-spanned="3" office:value-type="string">
            <text:p text:style-name="P12"/>
          </table:table-cell>
          <table:covered-table-cell/>
          <table:covered-table-cell/>
          <table:table-cell table:style-name="Tableau1.D7" office:value-type="string">
            <text:p text:style-name="P14">Total</text:p>
          </table:table-cell>
          <table:table-cell table:style-name="Tableau1.E7" office:value-type="string">
            <text:p text:style-name="P14">[var.gtotal;frm='0.00'][var.currencySign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ng</meta:initial-creator>
    <meta:creation-date>2009-07-02T19:43:43</meta:creation-date>
    <dc:date>2016-08-20T17:56:34.06</dc:date>
    <meta:print-date>2009-08-20T16:46:00</meta:print-date>
    <meta:editing-cycles>87</meta:editing-cycles>
    <meta:editing-duration>P1DT12H6M11S</meta:editing-duration>
    <meta:generator>OpenOffice/4.1.2$Win32 OpenOffice.org_project/412m3$Build-9782</meta:generator>
    <dc:creator>Simon Schaufelberger</dc:creator>
    <meta:document-statistic meta:table-count="3" meta:image-count="0" meta:object-count="0" meta:page-count="2" meta:paragraph-count="50" meta:word-count="112" meta:character-count="1345"/>
  </office:meta>
</office:document-meta>
</file>